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b9c9" officeooo:paragraph-rsid="0010b9c9"/>
    </style:style>
    <style:style style:name="P2" style:family="paragraph" style:parent-style-name="Standard">
      <style:text-properties officeooo:rsid="00117a98" officeooo:paragraph-rsid="00117a98"/>
    </style:style>
    <style:style style:name="T1" style:family="text">
      <style:text-properties officeooo:rsid="0010eabe"/>
    </style:style>
    <style:style style:name="T2" style:family="text">
      <style:text-properties officeooo:rsid="00112a4f"/>
    </style:style>
    <style:style style:name="T3" style:family="text">
      <style:text-properties officeooo:rsid="00117a98"/>
    </style:style>
    <style:style style:name="T4" style:family="text">
      <style:text-properties officeooo:rsid="0012566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choix pour un élève de MP2I de demander la PSI, étoilée de plus, en tant que filière de deuxième année peut paraître surprenant, pour ne pas dire absurde, au premier abord. Cependant ma décision est le fruit d’une mûre réflexion basée sur mes motivations profondes et mon projet professionnel. Mon bulletin témoignant de ma polyvalence dans les matières scientifiques, j’ai toujours eu l’embarras (ici au sens littéral) du choix quant à la matière dans laquelle je voulais me spécialiser. Après conversation avec les professeurs lors des JPO de Poincaré et Loritz, <text:span text:style-name="T1">j’en ai conclu que les filières MPSI et MP2I me </text:span><text:span text:style-name="T2">donnaient le plus de libertés vis à vis de ma filière de deuxième année, et l’informatique m’intéressant fortement à titre personnel et pour mon futur professionnel je me suis inscrit en MP2I. </text:span><text:span text:style-name="T3">Cependant, durant l’année je me suis rendu compte que l</text:span><text:span text:style-name="T4">à où l’informatique me plaisait, la</text:span><text:span text:style-name="T3"> phy</text:span><text:span text:style-name="T4">sique et la SI correspondaient réellement à ce que je désirais faire plus tard</text:span><text:span text:style-name="T3">, bien que </text:span><text:span text:style-name="T4">cette dernière soit </text:span><text:span text:style-name="T3">dénigrée par la plupart des personnes auxquelles j’ai pu parler durant mon lycée. Mes résultats me le permettant, c’est donc par passion mais également par adéquation avec les écoles que je vise que je demande la PSI*. En effet, j’aspire à travailler dans la mécatronique et/ou idéalement dans l’aérospatial, c’est donc naturellement que je vise principalement </text:span><text:span text:style-name="T4">l’</text:span><text:span text:style-name="T3">ENS Paris-Saclay, ISAE supaéro et les Mines de Nancy, où les taux d’accès rapportés au nombre d’élèves sont jusqu’à 3 fois supérieurs à la MPI, lorsque la PSI n’est pas nécessaire pour y accéder comme pour le département génie mécanique de l’ENS Paris-Saclay. Je suis conscient que je ne me facilite pas la tâche en m’engageant dans ce virement extrême de filières, cependant pour toutes les raisons citées ci-dessus je vous prie de bien vouloir accepter ma demande d’admission en PSI* pour l’année scolaire 2025-2026.</text:span></text:p>
      <text:p text:style-name="P2">SCHRECK</text:p>
      <text:p text:style-name="P2">Corenti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6-12T22:35:51.390000000</meta:creation-date>
    <dc:date>2025-06-13T12:35:00.072000000</dc:date>
    <meta:editing-duration>PT27M16S</meta:editing-duration>
    <meta:editing-cycles>5</meta:editing-cycles>
    <meta:generator>LibreOffice/7.1.0.3$Windows_X86_64 LibreOffice_project/f6099ecf3d29644b5008cc8f48f42f4a40986e4c</meta:generator>
    <meta:document-statistic meta:table-count="0" meta:image-count="0" meta:object-count="0" meta:page-count="1" meta:paragraph-count="3" meta:word-count="311" meta:character-count="1908" meta:non-whitespace-character-count="1600"/>
  </office:meta>
</office:document-meta>
</file>